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fo:color="#2a6099" loext:opacity="100%" fo:font-size="10.5pt" fo:font-weight="bold" officeooo:paragraph-rsid="00209db7" style:font-size-asian="10.5pt" style:font-weight-asian="bold" style:font-size-complex="10.5pt" style:font-weight-complex="bold"/>
    </style:style>
    <style:style style:name="P4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5" style:family="paragraph" style:parent-style-name="Preformatted_20_Text">
      <style:text-properties fo:font-size="10.5pt" style:font-size-asian="10.5pt" style:font-size-complex="10.5pt"/>
    </style:style>
    <style:style style:name="P6" style:family="paragraph" style:parent-style-name="Preformatted_20_Text">
      <style:text-properties fo:font-size="10.5pt" fo:font-weight="bold" officeooo:paragraph-rsid="0020d83f" style:font-size-asian="10.5pt" style:font-weight-asian="bold" style:font-size-complex="10.5pt" style:font-weight-complex="bold"/>
    </style:style>
    <style:style style:name="P7" style:family="paragraph" style:parent-style-name="Preformatted_20_Text">
      <style:text-properties fo:font-size="10.5pt" officeooo:paragraph-rsid="0020d83f" style:font-size-asian="10.5pt" style:font-size-complex="10.5pt"/>
    </style:style>
    <style:style style:name="P8" style:family="paragraph" style:parent-style-name="Preformatted_20_Text">
      <style:text-properties fo:color="#2a6099" loext:opacity="100%" fo:font-size="10.5pt" fo:font-weight="bold" officeooo:paragraph-rsid="0020d83f" style:font-size-asian="10.5pt" style:font-weight-asian="bold" style:font-size-complex="10.5pt" style:font-weight-complex="bold"/>
    </style:style>
    <style:style style:name="P9" style:family="paragraph" style:parent-style-name="Preformatted_20_Text">
      <style:text-properties style:use-window-font-color="true" loext:opacity="0%" fo:font-size="10.5pt" fo:font-weight="bold" officeooo:paragraph-rsid="00209db7" style:font-size-asian="10.5pt" style:font-weight-asian="bold" style:font-size-complex="10.5pt" style:font-weight-complex="bold"/>
    </style:style>
    <style:style style:name="P10" style:family="paragraph" style:parent-style-name="Preformatted_20_Text">
      <style:text-properties fo:font-size="10.5pt" officeooo:paragraph-rsid="00209db7" style:font-size-asian="10.5pt" style:font-size-complex="10.5pt"/>
    </style:style>
    <style:style style:name="P11" style:family="paragraph" style:parent-style-name="Preformatted_20_Text">
      <style:text-properties style:use-window-font-color="true" loext:opacity="0%" fo:font-size="10.5pt" fo:font-weight="bold" officeooo:paragraph-rsid="0020d83f" style:font-size-asian="10.5pt" style:font-weight-asian="bold" style:font-size-complex="10.5pt" style:font-weight-complex="bold"/>
    </style:style>
    <style:style style:name="P12" style:family="paragraph" style:parent-style-name="Preformatted_20_Text">
      <style:text-properties fo:font-size="10.5pt" fo:font-weight="bold" officeooo:paragraph-rsid="00209db7" style:font-size-asian="10.5pt" style:font-weight-asian="bold" style:font-size-complex="10.5pt" style:font-weight-complex="bold"/>
    </style:style>
    <style:style style:name="P13" style:family="paragraph" style:parent-style-name="Preformatted_20_Text">
      <style:text-properties fo:font-size="8pt" style:font-size-asian="8pt" style:font-size-complex="8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209db7"/>
    </style:style>
    <style:style style:name="T3" style:family="text">
      <style:text-properties officeooo:rsid="00209db7"/>
    </style:style>
    <style:style style:name="T4" style:family="text">
      <style:text-properties officeooo:rsid="001a5c9d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Robes For Mine (CCLI - chords added by S. Driesner)</text:p>
      <text:p text:style-name="P2"/>
      <text:p text:style-name="P3"><text:span text:style-name="T1">[ CHORDS </text:span><text:span text:style-name="T2">]</text:span><text:span text:style-name="T3"> <text:s/></text:span>D <text:s text:c="5"/>G <text:s text:c="5"/>Asus <text:s text:c="2"/>A <text:s text:c="5"/>Bm7 <text:s text:c="3"/>Bm <text:s text:c="4"/>E <text:s text:c="5"/>Em</text:p>
      <text:p text:style-name="P4"><text:s text:c="12"/>xoo=== ==oo== oo===o oo===o ====== ====== o===oo o==ooo</text:p>
      <text:p text:style-name="P4"><text:s text:c="12"/>|||||| |||||| |||||| |||||| |||||| |||||| |||O|| ||||||</text:p>
      <text:p text:style-name="P3"><text:span text:style-name="T2">[ NO CAPO ]</text:span> |||O|O |O|||| ||OO|| ||OOO| OO|O|O OO|||O |OO||| |OO|||</text:p>
      <text:p text:style-name="P4"><text:s text:c="12"/>||||O| O|||OO ||||O| |||||| ||||O| ||||O| |||||| ||||||</text:p>
      <text:p text:style-name="P4"><text:s text:c="12"/>|||||| |||||| |||||| |||||| ||O||| ||OO|| |||||| ||||||</text:p>
      <text:p text:style-name="P4"/>
      <text:p text:style-name="P2">[ INTRO<text:span text:style-name="T4"> </text:span>] <text:s text:c="2"/><text:span text:style-name="T5">| D <text:s/>| G <text:s/>| Em A <text:s/>| D <text:s/>|</text:span></text:p>
      <text:p text:style-name="P5"/>
      <text:p text:style-name="P2">[ VERSE 1 ] <text:span text:style-name="T5">D <text:s text:c="19"/>G <text:s text:c="13"/>D</text:span></text:p>
      <text:p text:style-name="P5"><text:s text:c="12"/>His robes for mine O won-der-ful ex-change</text:p>
      <text:p text:style-name="P5"><text:s text:c="26"/><text:span text:style-name="T6">D <text:s text:c="9"/>G <text:s text:c="21"/>Asus A</text:span></text:p>
      <text:p text:style-name="P5"><text:s text:c="12"/>Clothed in my sin Christ suf-fered 'neath God's rage</text:p>
      <text:p text:style-name="P5"><text:s text:c="26"/><text:span text:style-name="T6">G <text:s text:c="9"/>A <text:s text:c="14"/>Bm7</text:span></text:p>
      <text:p text:style-name="P5"><text:s text:c="12"/>Draped in His right-eous-ness I'm just-i-fied</text:p>
      <text:p text:style-name="P5"><text:s text:c="24"/><text:span text:style-name="T6">G <text:s text:c="7"/>A <text:s text:c="13"/>D</text:span></text:p>
      <text:p text:style-name="P5"><text:s text:c="12"/>In Christ I live for in my place He died</text:p>
      <text:p text:style-name="P6">[ CHORUS ]<text:span text:style-name="T5"> <text:s/>D <text:s text:c="9"/>Bm <text:s text:c="8"/>E <text:s text:c="13"/>A</text:span></text:p>
      <text:p text:style-name="P7"><text:s text:c="12"/>I cling to Christ and mar-vel at the cost</text:p>
      <text:p text:style-name="P8"><text:s text:c="12"/>D <text:s text:c="8"/>G <text:s text:c="5"/>A <text:s text:c="18"/>D</text:p>
      <text:p text:style-name="P7"><text:s text:c="12"/>Jesus for-sak-en God est-ranged from God</text:p>
      <text:p text:style-name="P8"><text:s text:c="12"/>D <text:s text:c="13"/>Bm <text:s text:c="5"/>E <text:s text:c="13"/>A <text:s/>D <text:s/>G</text:p>
      <text:p text:style-name="P7"><text:s text:c="12"/>Bought by such love my life is not my own</text:p>
      <text:p text:style-name="P7"><text:s text:c="15"/><text:span text:style-name="T6">D <text:s text:c="8"/>G <text:s text:c="8"/>Em <text:s text:c="5"/>A <text:s text:c="7"/>D</text:span></text:p>
      <text:p text:style-name="P7"><text:s text:c="12"/>My praise my all shall be <text:s/>for Christ a-lone</text:p>
      <text:p text:style-name="P9"/>
      <text:p text:style-name="P9">[ VERSE 2 ] <text:span text:style-name="T5">D <text:s text:c="22"/>G <text:s text:c="15"/>D</text:span></text:p>
      <text:p text:style-name="P5"><text:s text:c="12"/>His robes for mine what cause have I for dread</text:p>
      <text:p text:style-name="P10"><text:s text:c="28"/><text:span text:style-name="T6">D <text:s text:c="9"/>G <text:s text:c="14"/>Asus A</text:span></text:p>
      <text:p text:style-name="P5"><text:s text:c="12"/>God's daunt-ing law Christ mast-ered in my stead</text:p>
      <text:p text:style-name="P10"><text:s text:c="25"/><text:span text:style-name="T6">G <text:s text:c="9"/>A <text:s text:c="19"/>Bm7</text:span></text:p>
      <text:p text:style-name="P5"><text:s text:c="12"/>Fault-less I stand with right-eous works not mine</text:p>
      <text:p text:style-name="P10"><text:s text:c="24"/><text:span text:style-name="T6">G <text:s text:c="9"/>A <text:s text:c="16"/>D</text:span></text:p>
      <text:p text:style-name="P5"><text:s text:c="12"/>Saved by my Lord's vic-a-rious death and life</text:p>
      <text:p text:style-name="P11">[ CHORUS ]</text:p>
      <text:p text:style-name="P5"/>
      <text:p text:style-name="P12">[ VERSE 3 ] <text:span text:style-name="T5">D <text:s text:c="23"/>G <text:s text:c="13"/>D</text:span></text:p>
      <text:p text:style-name="P5"><text:s text:c="12"/>His robes for mine God's just-ice is ap-peased</text:p>
      <text:p text:style-name="P10"><text:s text:c="22"/><text:span text:style-name="T6">D <text:s text:c="10"/>G <text:s text:c="17"/>Asus A</text:span></text:p>
      <text:p text:style-name="P5"><text:s text:c="12"/>Je-sus is crushed and thus the Fath-er's pleased</text:p>
      <text:p text:style-name="P10"><text:s text:c="31"/><text:span text:style-name="T6">G <text:s text:c="7"/>A <text:s text:c="18"/>Bm7</text:span></text:p>
      <text:p text:style-name="P5"><text:s text:c="12"/>Christ drank God's wrath on sin then cried 'Tis done</text:p>
      <text:p text:style-name="P10"><text:s text:c="26"/><text:span text:style-name="T6">G <text:s text:c="7"/>A <text:s text:c="11"/>D</text:span></text:p>
      <text:p text:style-name="P5"><text:s text:c="12"/>Sin's wage is paid pro-pit-i-a-tion won</text:p>
      <text:p text:style-name="P2">[ CHORUS ]</text:p>
      <text:p text:style-name="P5"/>
      <text:p text:style-name="P12">[ VERSE 4 ] <text:span text:style-name="T5">D <text:s text:c="22"/>G <text:s text:c="16"/>D</text:span></text:p>
      <text:p text:style-name="P5"><text:s text:c="12"/>His robes for mine such ang-uish none can know</text:p>
      <text:p text:style-name="P10"><text:s text:c="28"/><text:span text:style-name="T6">D <text:s text:c="8"/>G <text:s text:c="19"/>Asus A</text:span></text:p>
      <text:p text:style-name="P5"><text:s text:c="12"/>Christ God's be-loved con-demned as though His foe</text:p>
      <text:p text:style-name="P10"><text:s text:c="25"/><text:span text:style-name="T6">G <text:s text:c="3"/>A <text:s text:c="16"/>Bm7</text:span></text:p>
      <text:p text:style-name="P5"><text:s text:c="12"/>He as though I ac-cursed and left a-lone</text:p>
      <text:p text:style-name="P10"><text:s text:c="24"/><text:span text:style-name="T6">G <text:s text:c="4"/>A <text:s text:c="19"/>D</text:span></text:p>
      <text:p text:style-name="P5"><text:s text:c="12"/>I as though He em-braced and wel-comed home</text:p>
      <text:p text:style-name="P2">[ CHORUS ]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text-properties fo:font-size="7pt" officeooo:paragraph-rsid="00209db7" style:font-size-asian="7pt" style:font-size-complex="7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7075450, Chris Anderson | Greg Habegger © 2008 Church Works Worship For use solely with the SongSelect® Terms of Use. All rights reserved. <text:a xlink:type="simple" xlink:href="http://www.ccli.com/" text:style-name="Internet_20_link" text:visited-style-name="Visited_20_Internet_20_Link">www.ccli.com</text:a> CCLI License # 3266058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7T18:20:50.711334843</dc:date>
    <meta:editing-duration>PT1H46M56S</meta:editing-duration>
    <meta:editing-cycles>5</meta:editing-cycles>
    <meta:generator>LibreOffice/24.8.7.2$Linux_X86_64 LibreOffice_project/480$Build-2</meta:generator>
    <meta:print-date>2024-07-27T12:03:03.971481479</meta:print-date>
    <meta:printed-by>PDF files</meta:printed-by>
    <meta:document-statistic meta:table-count="0" meta:image-count="0" meta:object-count="0" meta:page-count="1" meta:paragraph-count="52" meta:word-count="373" meta:character-count="2947" meta:non-whitespace-character-count="1399"/>
  </office:meta>
</office:document-meta>
</file>